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StyleFormatterTests.par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StyleFormatterTests.form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StyleFormatterTests.parseBogu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centStyleFormatterTests.parsePercentValueNotLenien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